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ICTFontTextStyleBody" svg:font-family="UICTFontTextStyleBody"/>
  </office:font-face-decls>
  <office:automatic-styles>
    <style:style style:name="P1" style:family="paragraph" style:parent-style-name="Standard">
      <style:text-properties officeooo:paragraph-rsid="000c12e5"/>
    </style:style>
    <style:style style:name="P2" style:family="paragraph" style:parent-style-name="Standard">
      <style:text-properties officeooo:paragraph-rsid="000debde"/>
    </style:style>
    <style:style style:name="P3" style:family="paragraph" style:parent-style-name="Standard">
      <style:text-properties officeooo:paragraph-rsid="000e0f1c"/>
    </style:style>
    <style:style style:name="P4" style:family="paragraph" style:parent-style-name="Standard">
      <style:text-properties officeooo:paragraph-rsid="000eb579"/>
    </style:style>
    <style:style style:name="P5" style:family="paragraph" style:parent-style-name="Standard">
      <style:text-properties officeooo:paragraph-rsid="000f54f8"/>
    </style:style>
    <style:style style:name="P6" style:family="paragraph" style:parent-style-name="Standard">
      <style:text-properties officeooo:paragraph-rsid="0010cacd"/>
    </style:style>
    <style:style style:name="P7" style:family="paragraph" style:parent-style-name="Standard">
      <style:text-properties officeooo:paragraph-rsid="00121837"/>
    </style:style>
    <style:style style:name="P8" style:family="paragraph" style:parent-style-name="Standard">
      <style:text-properties officeooo:paragraph-rsid="00156940"/>
    </style:style>
    <style:style style:name="P9" style:family="paragraph" style:parent-style-name="Standard">
      <style:text-properties officeooo:paragraph-rsid="00162d06"/>
    </style:style>
    <style:style style:name="P10" style:family="paragraph" style:parent-style-name="Standard">
      <style:text-properties officeooo:paragraph-rsid="001f1842"/>
    </style:style>
    <style:style style:name="P11" style:family="paragraph" style:parent-style-name="Standard">
      <style:text-properties officeooo:paragraph-rsid="00253246"/>
    </style:style>
    <style:style style:name="P12" style:family="paragraph" style:parent-style-name="Standard">
      <style:text-properties officeooo:paragraph-rsid="002c31c8"/>
    </style:style>
    <style:style style:name="P13" style:family="paragraph" style:parent-style-name="Standard">
      <style:text-properties officeooo:rsid="002c8596" officeooo:paragraph-rsid="002c8596"/>
    </style:style>
    <style:style style:name="P14" style:family="paragraph" style:parent-style-name="Text_20_body">
      <style:text-properties fo:font-variant="normal" fo:text-transform="none" fo:color="#000000" loext:opacity="100%" style:font-name-asian="UICTFontTextStyleBody" style:font-size-asian="10.8000001907349pt" style:font-style-asian="normal" style:font-weight-asian="normal"/>
    </style:style>
    <style:style style:name="P15" style:family="paragraph" style:parent-style-name="Text_20_body">
      <style:text-properties fo:font-variant="normal" fo:text-transform="none" fo:color="#000000" loext:opacity="100%" officeooo:rsid="002c8596" officeooo:paragraph-rsid="002c8596" style:font-name-asian="UICTFontTextStyleBody" style:font-size-asian="10.8000001907349pt" style:font-style-asian="normal" style:font-weight-asian="normal"/>
    </style:style>
    <style:style style:name="P16" style:family="paragraph" style:parent-style-name="Text_20_body">
      <style:text-properties fo:font-variant="normal" fo:text-transform="none" fo:color="#000000" loext:opacity="100%"/>
    </style:style>
    <style:style style:name="P17" style:family="paragraph" style:parent-style-name="Text_20_body">
      <style:text-properties fo:font-variant="normal" fo:text-transform="none" fo:color="#000000" loext:opacity="100%" style:font-name-asian="UICTFontTextStyleBody" style:font-size-asian="10.8000001907349pt" style:font-style-asian="normal" style:font-weight-asian="normal"/>
    </style:style>
    <style:style style:name="P18" style:family="paragraph" style:parent-style-name="Text_20_body">
      <style:text-properties fo:font-variant="normal" fo:text-transform="none" fo:color="#000000" loext:opacity="100%"/>
    </style:style>
    <style:style style:name="T1" style:family="text">
      <style:text-properties style:language-asian="zh" style:country-asian="CN"/>
    </style:style>
    <style:style style:name="T2" style:family="text">
      <style:text-properties style:font-name="UICTFontTextStyleBody" fo:font-size="10.8000001907349pt" fo:font-style="normal" fo:font-weight="normal"/>
    </style:style>
    <style:style style:name="T3" style:family="text">
      <style:text-properties style:font-name-asian="UICTFontTextStyleBody" style:font-size-asian="10.8000001907349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riginal anglais pour trad: </text:h>
      <text:p text:style-name="P3">What I'm going to talk about is what the 摩梭人 were like in the past, but in the end, that applies just as much to today. All times are the same, aren't they? When we talk about the 摩梭人 having beautiful traditions, what exactly was beautiful about them?</text:p>
      <text:p text:style-name="P3">One central element was that we knew how to look after the elderly. And a second key point was the importance attached to hospitality. Even if we didn't have a lot of food, or not even enough to eat properly, we made sure we remembered that a guest might come, and we set aside some good food to entertain them when the occasion arose. Sometimes a piece of meat was kept for three full years, or more commonly for two. (Note: in the cool, dry, sunny climate, dried meat keeps well. Meat was an important part of meals, especially festive meals.) “We might be getting a visit from someone! One day or another, we'll have guests,” we used to say. The young people, in the bloom of youth, wouldn't touch the best bits: they'd leave them for the elderly, the children and the guests. In case three or four guests turned up, it was essential to have alcohol, pork and chicken in the house.</text:p>
      <text:p text:style-name="P3">Today, it's not at all the same. If you don't have supplies at home, you don't worry. We say to ourselves, “What's there to worry about? You can just go and buy everything you need at the market!” But old people still have their old-fashioned habits. Their way of looking at things is that you might have a visitor one of these days, and so, you don't eat a nice piece of meat as part of an ordinary meal. You keep the nice pieces in store, with the idea of offering them to guests. In the old days, you couldn't buy these things in shops like you can today, could you? The truth is, food for the whole household was kept at home. And even today, even though you can get anything you want at the market, we still consider what we grow on our own farm to be better than what we buy at the market. So we still store food at home, just like in the old days! And when a guest comes over, we make them a nice dish, rather than serving them food bought at the market!</text:p>
      <text:p text:style-name="P3">Back home, when I lived in Yongning, well, 达石's [the narrator’s son’s] friends used to drop by, so I had visitors from all over the world. Some came from Taiwan, some from Japan, yes, some from Shanghai, Kunming, Peking! My son 达石 would call me: “阿妈! There are guests coming today! Prepare a meal!”, he'd say. Well, I'd stocked up on sausages, dried pigs' limbs, dried pigs' trotters and bacon. And I cooked all that for them! “Eeeeh well! 阿妈, the meal is ex-cel-lent!” the guests would say.</text:p>
      <text:p text:style-name="P3">My two daughters lived elsewhere, so 给若 [a daughter-in-law] and I were the only ones at home, weren't we; well, the two of us, we were the only adults. [Note: two granddaughters and a grandson, still children, also lived at home]. 达石, too, was away; in short: they were all far away. Sometimes they would bring guests home! I'd explain to my daughter-in-law: “You mustn't eat that lovely morsel, 给若!” Basically, the two of us at home had an abundance of food; we could have feasted to our hearts' content. But there was no question of indulging in gluttony: when guests turned up, if we'd had nothing to give them, we'd have been laughed at! “Those people, well, they're a strange family! You'd think the mother of the family didn't know how to run her household!”, people would say. That's how we saw things. As a result, even though we killed three pigs a year, we, the year-round inhabitants of the house, well, the best cuts of meat weren't for us! Our usual fare was boiled bacon. We kept the meat from the pigs' legs in reserve, as well as sausages, preserved pork (琵琶肉), hams, in short, all the good cuts of meat. Every time there were guests, a nice piece of meat was boiled. If the guests didn't eat it all, only then did the people in the household get to eat it.</text:p>
      <text:p text:style-name="P3">In the old days, my grandmother used to say: “If you eat these good things on your own, only your hips will enjoy them! Whereas if you offer them to guests, well, you'll earn compliments in abundance; the memory will remain far and long!” If you're greedy, all you gain is an extra layer of fat on your hips. Whereas if guests eat it and take it away with them, the memory of good food will be preserved and amplified. All this is the voice of tradition: words of old (前时刻), as they say in Chinese!</text:p>
      <text:p text:style-name="P3"><text:soft-page-break/>Some visiting Japanese people (colleagues and friends of 达石) asked me, “阿妈, what's all this meat we see here at your place?” I explained to them how the meat is smoked above the fireplace and how it is preserved. When we start cooking for guests, we boil a whole pot, with sausages, a quarter of ham, a quarter of preserved leg; we kill a chicken, and in this way we serve a meal for more than twenty people! I cooked the rice in the grain pan. We didn't steam the rice, we cooked it in water. If you use an electric rice cooker, for visitors, it doesn't have the same flavour as rice cooked over a wood fire. So I prepared the rice in the grain pan!</text:p>
      <text:p text:style-name="P3">When the guests tasted it, they ate with great appetite, and were full of praise. “Yummy, how good it is! Really, it's delicious!” Before they left, 达石 took a group photo as a souvenir of the day. They sent me the photos after having them developed.</text:p>
      <text:p text:style-name="P3">Really, the 摩梭人, they took care of one another! When a guest came, they showed him the most generous hospitality. In the old days, it was the elders who taught us all that. Today, it's my turn to pass on these good precepts to the younger generation! These days, when something's missing, you go to the market, buy what you need and eat it yourself. But I tell my daughter-in-law 给若 the old-fashioned way: make do with the small parts, and keep the good bits in store.</text:p>
      <text:p text:style-name="P3">It's also true that if there are elderly people in the house, they can suddenly pass away, and if the event takes you by surprise at a time when you don't immediately have something to take out of the storeroom to prepare a meal for the people who come to the house, there's a lot of talk.</text:p>
      <text:p text:style-name="P3">That was the main thing: in the old days, we took great care of the elderly, of our guests, and also of the children. When you kill a chicken, you give the wings to the elderly. The children were given the legs! The rest of us, adult women (literally ‘mothers of children’) and adult men (literally ‘fathers of children’), eat only a small, not very tasty, piece of the chicken that we share as a family! Basically, we just drink the soup. Children, the elderly and guests come first! That's really how it used to be. In my family, when we three children (the three siblings) were small, there were four elderly people in the house. The three of us didn't eat chicken meat, we only got the feet [the part without meat]. We were only allowed the small parts! Children and the elderly didn't eat together as they do today: we ate separately. For the elderly, a chicken wing and a piece of chicken breast were put on the plate intended for them. Children were given a chicken leg. Broth was also served, and everyone had their own bowl.</text:p>
      <text:p text:style-name="P3">When guests and children came, they were first sent outside to play, while the guests ate their meal. The elderly and the guests were seated and served their meals. Then, after they'd finished eating, it was the children's turn. And finally, we, the parents (=the parents' generation: after childhood and before old age). So there were three courses in all: one for the guests and the elderly, one for the children, and one for the adults.</text:p>
      <text:p text:style-name="P3">Today, whatever the number of guests, we all eat together! In the old days, a distinction was made between guests who had come from near and from far. The former were considered to be our own; they were served food like family members, in the same service. For guests who had come from far away, a special first course was prepared. Above all, we honoured these guests! That's how it was done.</text:p>
      <text:p text:style-name="P3">So, what else can I tell you about this? Well, there was once one visitor who came from Peking; what a joke that one was! They say he used to cook locusts in Lijiang! [阿妈 was trying to understand bits of his lively conversation, which was almost unintelligible for lack of a common language; she thought she remembered him telling her, with gestures, that he had once sold grilled locusts on a market in Lijiang.] This person who had travelled halfway across China arrived at my house one evening. At home, he got up from his place below the fireplace [the place of honour for guests] to sing a song that my son 达石 had written, and he called me ‘阿妈’! [The mistress of the house allowed herself to be moved and offered the stranger the most hospitable 摩梭人 welcome, without suspecting that she was in fact dealing with an uncouth person.] He sang the song ‘How beautiful our Lake is, how good our Mother is’ [a song written by the speaker's son]. He added that the next day he was going to help us in the fields. I told him: “Don't bother! At home, 给若 and I don't have any tasks that we could entrust to you. But if you want to come and stay here, you are <text:soft-page-break/>welcome”. So he said: “阿妈, well that's agreed, I'll come and stay at your place!” And I said, “OK!” He stayed with me for the first night, then he left: I think he was going to the village of Wenquan. When he came back, he'd been to the Lake and was bringing back four... no, five fish about this big that he'd bought there. He said to me: “阿妈, prepare them!” So, well, I cooked them for him. That day, there were a few guests at my house, people from the village. When the fish was cooked, lo and behold, he ate and ate and ate until he'd finished it all by himself! The people from the village who were at home that day laughed at me. They said to me: “Your guest, where did he come from? So what, he didn't offer us a taste! He stuffed himself, finished it all off and we got nothing! Back home, it wouldn't have happened like that, we'd have scolded him strongly!”</text:p>
      <text:p text:style-name="P3">You, on the other hand, when you lived at my place, you went like this: “Eh uh, that's for her! Eh uh, that's for him!” [阿妈 imitates the gesture of the visitor offering a piece of food to such and such, and the wobbly phrasing that accompanies the gesture, the visitor being very hesitant in his rudimentary 摩梭 language.] People noticed! “阿妈, your guest there, the Frenchman, the one you treated as your “adopted son”, he seems to have a way with life! He shares with the others, even before he's started eating! Whereas the guy who came to your place the other day, the guy from Beijing, what a strange fellow he was! He turned away from us to eat by himself.” That's what they said!</text:p>
      <text:p text:style-name="P3">These people who say good things about you, they're all the people who used to come to my house, all the people who saw you when you were in Yongning, aren't they? When you ate apples, it was all “阿妈, here! 给若, here! Ddeema, here!”, wasn't that how it was? [The mistress of the house had bought a large supply of apples for the visitor; he ate them with appetite, and offered pieces all round.] The guests were entitled to them too: you'd cut off quarter after quarter and offer your little apple pieces, right? It made a good impression. They'd say: “Ah well, that one's a good person! He's just like us, the 摩梭人! Whereas the other one, sure enough, was a real Chinese (Han), rough around the edges! What kind of a man was he?” We had a good laugh at his expense.</text:p>
      <text:p text:style-name="P3">People will talk about one another! This is what we used to say: “When someone does something good, word gets around; and when he does something bad, word also gets around.” In the old days, we used to say: “Whatever you do, people will talk about you, either well or badly.” And that's not just something from the past, frozen in tradition: it's still the same today, new stories are created about everyone, and some are forgotten. [The speaker is expressing her conviction that there is no clear dividing line between tradition on the one hand and anecdotes on the other: an anecdote that circulates becomes part of oral tradition.] What I say about the old days applies just as much today!</text:p>
      <text:p text:style-name="P3">So we, 摩梭人, no matter how preoccupied we are with our own affairs, and even if we have our own worries, we give priority to our elders: they always come first! We also take great care of our children! Adults in the prime of life, they did their best. Children need constant care, so they can grow up in the best possible conditions. And the elders, the elderly, they gave what they could in their time, they brought us up, and now that they're old, out of gratitude, we take care of them. These good habits are common practice, and this fosters emulation between families: we take our cue from you, you take our cue from us. When such and such a family neglects their elders a little, we hold them up as counter-examples: “Don't do what they do! What kind of family is this? Their father and mother brought them up: that's no mean feat! They deserve honour and respect for the rest of their lives. They bring you up; if, in the future, you do bad things, it's the same as hurting your own mother and father [by not fulfilling the duty of filial piety, which consists of giving them reasons to be proud of you]. Ah, you children, you won't do any good!” [The elders deplore the lack of filial piety of other people's children, and predict that their own children will show the same ingratitude; this is a didactic device, so that the children to whom it is said will firmly resolve not to follow the bad example, and to be themselves worthy heirs to the fine traditions they are shown.] We have a duty to be kind to old people! That's what we were told: that's what the elderly, the old, taught us, and they also pointed out cases where, in some families, the elderly were not well looked after.</text:p>
      <text:p text:style-name="P3">You're responsible for who you associate with, and therefore for the habits you adopt when you come into contact with other people; it's important to choose wisely. If the house is not well kept <text:soft-page-break/>(literally: ‘if there is neither salt nor tea in the house’), if we neglect to ensure a certain level of comfort for the members of the household, we will be reprimanded! “You children, you mustn't follow their example! Your mother brought you up; it cost her a lot of effort and sacrifice! Then it'll be your turn to look after others; you'll have to look after the elderly! If something is lacking at home, take matters into your own hands, go and get what the family needs, and give it to the members of your family!” That's what we used to say!</text:p>
      <text:p text:style-name="P3">Among the young people, there's someone who's familiar with the old people in the village and who knows what they're thinking, and who says to the others: “Wow, we're going to get our bells rung! Really, the rest of us need to give a bit of thought to the old folks!” Somebody has to dot the i's and cross the t's, to point out that we shouldn't take our example from such and such a bad subject, and that we should instead take our example from such and such a person.</text:p>
      <text:p text:style-name="P3">We also keep the elderly in mind when we take a trip. We make sure we bring back a little something for the elderly in our household, depending on what we find along the way. This little gift, this token of affection that shows the person you're thinking of them, is very much appreciated! The person who receives it says of you: “Ooh! What a fine example he's setting! Wherever he goes, he doesn't come back empty-handed! Now that's a generous person!”</text:p>
      <text:p text:style-name="P3">Let me give you an example, from the time when we of my generation were only twenty-something. There was a man called 达石 Ci'er, from the 哲格 clan. At the time, a whole bunch of people went to work together. We were digging a canal, working on an irrigation network. We had to dig a network of small canals. In the evenings, we bivouacked near the work site, without going back to the village. One evening, 达石 Ci'er had a toothache. He moaned in pain, making “ouch! ouch!” noises. The young people, just a few steps away from him, were singing and playing. So I said to them: “So what! What are you doing there? Uncle 哲格 is suffering like hell tonight! Would it be too much to ask you not to make a racket?” He woke up the next morning feeling a bit better. “Miss 拉它米,” he said... He didn't call me by my first name, ‘达石 Lhamu,’ did he, that grandfather! “Miss 拉它米,” he said, “you are a fine example to others, you know! You've done a good deed! Last night, I thought that toothache would drive me crazy! And with all the noise they were making, I couldn't sleep. Because you admonished them, I was able to sleep, and my toothache calmed down a bit. You're a very well-behaved person! Grandmother 拉它米, and Jjacee, mother 拉它米, taught you good principles. Thank you very much!” The following evening, in the middle of the night, he said to me: “Miss 拉它米, please give me some water to drink! I feel really ill!” The thing is, when we went out to work, we bivouacked outside. No house, no comfortable place to sleep! We'd just roll a few clothes into a ball and use those as a mattress. So I boiled a bowl of water and gave it to him. I got up in the middle of the night and gave him a drink. When morning came... Back then, there was no such thing as sweets, was there! No white sugar, only brown sugar. [Brown sugar was broken into small pieces and mixed with tsamba: toasted cereal flour.] We mixed it all together and ate! So, early that morning, I also made him some tea. I put a lump of brown sugar in it. When I gave it to him, he said: “Well, thank you very much! This bowl of tea, this sweet tea... it's done me a world of good! I feel so much better! Thank you so much! You're a good person!” During the day, the old man criticized all our greedy young friends, all of them! I'd been asked to do the cooking again. And I couldn't eat a single mouthful! I served the food; the guests let themselves be served shamelessly, and asked for more, without thinking that I hadn't eaten yet. All these young people were sitting in a row. When we distribute the food, we make sure that it's distributed fairly. We manage to be as precise as if everyone's share were weighed with a scale! For the rice: a ladle for each! Once the rice was distributed, I took care of the soup. I hadn't even started eating when they were already presenting their bowls for more! Well, that uncle did notice, and had a real go at them. “Say, you people only have eyes for the saucepan: for the food you covet! You don't see the person who hasn't eaten yet, because your attention is riveted on the saucepan!” So I said: “Uncle, don't worry about me! I've still got some rice left!” That's what I said.</text:p>
      <text:p text:style-name="P3">I took part in the community work, I cooked, I made tea and all that. And when I had a bit of time left over, I liked to spend it with the elders, looking after them! So, in the old days, people liked me! So much for that episode with the man.</text:p>
      <text:p text:style-name="P3"><text:soft-page-break/>What else is there? Well, now I'm going to talk about the Yongning families. There were four of us, including the 者波, the Axo and the 拉玛. (=There were four families: the 拉它米, the 者波, the Axo and the 拉玛.) These four families worked together to cut planks for building a house. In the old days, we needed lots of planks! We used to go into the mountains to cut timber. When we felled a tree with a trunk this big, we cut it into planks! We felled two trees here, two trees there... Then we made planks, which we pulled out of the logs, one after the other! For this big job, the four families helped one another. We all went together. We called it ‘cutting boards’.</text:p>
      <text:p text:style-name="P3">Once the boards were cut, they were stacked, like this! We stacked them in squares, according to thickness, didn't we! Whether the planks were beautiful or not was irrelevant! We divided the planks into piles without sorting by quality. Then, to divide them up, we proceeded as follows: each person got one side of the pile. Your family got one side of the pile; another got the boards on the second side, and so on. One side for us! One side for the 者波 family! One side for the 拉玛 family! One side for the Axo family!</text:p>
      <text:p text:style-name="P3">When you divide up the boards, there can be as many as three hundred of them! (The speaker emphasizes that the task of cutting up the planks was a considerable amount of work, and that the quantity produced was high.) There could even be four hundred planks! The piles were quite high! Then we'd leave the planks there for a month: the green wood was left to dry for a month. Then each family got ready to take them home! Horses are used to transport the load. People were hired to carry the planks on their backs to where the horses were waiting. That's how they got the planks for the building! [All this to say that fetching planks from the mountain was quite a business, and a collective effort]. We'd get up at five in the morning! And we'd stay up late at night to get on with the work!</text:p>
      <text:p text:style-name="P3">In the kitchen, we cooked the cereal, then kneaded it: we made a block this big for each person, which we each kept in our bags. Meat was boiled, cut into large pieces and then cut into smaller pieces, one for each person. Once at the destination, the meat was distributed: one piece per person. We boiled a pot of tea. We'd also brought alcohol. When we finally got home, we'd kill a chicken to mark the occasion. Everyone was exhausted from their long stay on the mountain. On the way back, we were sometimes hit by heavy snow. As we made our way up the mountain, it started to snow, and the snow fell again and again. The snow would go right up your leg!</text:p>
      <text:p text:style-name="P3">[Now that I've clarified a few things about the context, I'll come to my case.] The family we're talking about here, 哲格达石次尔's family, was quite poor at the time. In particular, they didn't have the means to procure alcohol. My grandmother, on the other hand, brewed two jars of alcohol a month, for real! Alcohol that we carefully kept in reserve. As I explained, you never want to be without alcohol, just in case a guest shows up! Even if you have some at home, well, you don't rush out to drink it. But the expedition to fetch planks from the mountain is one of those occasions when you clearly need to take alcohol with you. We'd say: “Let's go and get the planks!”, and we'd ferment the alcohol! The month before, we'd say, “We're going to have to go up the mountain to get some planks, so let's make a pot of alcohol!”</text:p>
      <text:p text:style-name="P3">So, at the time of the event I'm recounting here, our family carried two bottles of alcohol to the place where planks were to be prepared. Our household recruited three young men to come with us. With the two men from our household, there were five young men in all who took part in the expedition on behalf of the 拉它米 family. For 哲格达石's family, there were two young men, and also this old man; and also three women. All in all, counting the women, the men, everyone, well, the group that went off to fetch the planks numbered twenty!</text:p>
      <text:p text:style-name="P3">[I'll come to the point:] right in the middle of a meal at the bivouac camp, the grandfather felt ill. He was cold and shaking. He was shaking, shaking, shaking! And it was snowing! So I got out these two bottles of alcohol. Nobody in their family had brought any alcohol! We were the only family to bring any! To serve him some, instead of a cup, I used the tea bowls. I poured a drop of alcohol into each one. I gave a drop to my maternal great-uncle (=the old man). He said: “Mmmh! Eeeeh well! Many thanks to you, young lady! This is the second time you've saved my life! You're doing some wonderful things! Today, if it wasn't for the alcohol you gave me to drink, I'd have frozen to death”, he said. This maternal great-uncle, well... maybe he really was in danger of dying. At least that's <text:soft-page-break/>what he said: that he was really dying! People seem to remember this episode vividly. This man was very poor at the time. His children were small. His wife, the children’s mother, wasn't particularly bright. This old man, on the other hand, was a remarkable man, really! Through hard work, he had acquired skills. But he was getting old and tired, of course. When he got better and went back to work, he said: “Really, you have to take a leaf out of Miss 拉它米's book! Her family has good habits!” It's actually true that I used to look after the old folks. I looked after the old as well as the children. I never had a go at others. And that's the story of the time we went to fetch planks, and the time we went to dig a canal. That old man was really in a bad way! I was considerate, and he was very grateful. At the end of his life, when he was about to die, I went to visit him. That's how it's done in our village, isn't it. (The speaker uses this particular case to explain a general principle that applies in this society: when an old person is ill, and seems to be nearing the end of her life, everyone comes to visit her.) When an old person is ill, everyone says: “Ouch, ouch, ouch! This old person is unlikely to pull through! So let's pay him a visit!” Each family in the village pays him a visit, one after the other. Some bring a chicken, others sweets! So when we went to visit the old man in question, well... I should explain that in those days I was known as ‘达石 Lhamu’. The old man said to me: “达石 Lhamu! All my life I've never forgotten your thoughtfulness, you know! The two times you did something nice for me, when I was dying, I kept them in my heart. Not once have my own sons and daughters been so thoughtful! You're doing some great deeds, you know!” That's what he said! So I replied: “Uncle, don't say that! It's only natural for young people to look after the elderly! It's the old people who have taken care of the young, who have enabled them to grow up! That's how you have to look at it.” He replied: “Oh no! In the village, there are lots of young people who don't take any care of the old! You've learnt well from your grandmother, you know! You have good principles in your family,” he said. In the old days, we used to give our children a good education. “You have to take care of the children! And when you're out and about, you have to take care of the elderly”: so my grandmother used to teach us! The dialogue continued: “Wow! But I don't deserve so many compliments. Especially as I don't have much to offer you today. [Polite expression: in reality, the visitor had not come empty-handed]. Great-uncle, it was my family who sent me to visit you when you were ill, I don't deserve any credit!” I still remember: I'd brought a chicken that day, and a loaf of brown sugar. The gentleman has passed away, and a generation has passed. His children are doing well, and when I meet them from time to time, they often talk to me about that old memory! “My father used to talk about you, Auntie 达石 Lhamu! They say that you used to be very good at looking after other people! We used to talk about it day after day, when we went to work! I heard you used to take good care of the elderly, didn't you?” I replied: “Well, we knew how to take care of the elderly, for sure! Whereas you, well, you didn't rush out to visit the old people, did you!”</text:p>
      <text:p text:style-name="P3">It all boils down to the simple question of whether or not we take care of others! What do you want? [I like to give young people a bit of food for thought.] These stories are still around today, and what children say after listening to them is: “Basically, really, that's how true friends behave!” [Adapted in 2024 from the French whole-text translation, on the basis of a translation automatically generated by DeepL (deepl.com), checked manually, and proofread by Roselle Dobbs.]</text:p>
      <text:p text:style-name="Standard"/>
      <text:h text:style-name="Heading_20_1" text:outline-level="1">Sortie de DeepL, après première relecture par Alexis: </text:h>
      <text:p text:style-name="Standard">我要说的是过去的摩梭人是什么样的，但归根结底，这同样适用于今天。所有时代都是一样的，不是吗？当我们谈论摩梭人有美好的传统时，他们究竟美好在哪里？</text:p>
      <text:p text:style-name="P1">一个核心要素是我们知道如何照顾老人。第二个关键点是对好客的重视。即使我们没有很多食物，甚至不够吃，我们也一定会记得可能会有客人来，我们会留出一些好的食物来招待他们，以备不时之需。有时，一块肉可以保存整整三年，更常见的是两年。(注：在凉爽、干燥、阳光充足的气候条件下，干肉可以保存得很好。肉是膳食的重要组成部分，尤其是节日膳食。）“我们可能会有人来访！”我们常说，<text:soft-page-break/>“说不定哪天就会有客人来呢”。正值青春年少的年轻人不会碰最好的东西，他们会把它们留给老人、孩子和客人。如果来了三四位客人，家里必须有酒、猪肉和鸡肉。</text:p>
      <text:p text:style-name="P1">如今，情况完全不同了。如果家里没有生活用品，也不用担心。我们是这样想的：“有什么好担心的？随时都可以去市场上买需要的一切！”但老人还是有他们的老习惯。他们看待事物的方式是，总有一天会有客人来访，因此，不会把一块好肉作为普通饭菜来吃。摩梭人会把上好的肉片保存起来，以备招待客人。在过去，不可能像今天一样在商店里买到这些东西，不是吗？事实上，全家人的食物都放在家里。即使在今天，虽然可以在市场上买到任何想要的东西，但我们仍然认为自己农场里种的东西比市场上买的要好。因此，我们仍然像过去一样在家里储存食物。有客人来的时候，我们会给他们做一桌丰盛的菜肴，而不是把从市场上买来的食物端给他们！</text:p>
      <text:p text:style-name="P2">在老家，当我住在永宁时，达石（讲述者长子的名字）的朋友经常来访，所以我有来自世界各地的客人。有的从台湾来，有的从日本来，有的从上海、昆明、北京来！我儿子达石会给我打电话：“阿妈！今天有客人来！要准备饭菜了！”好吧，我囤积了香肠、干猪腿、干猪蹄和腊肉。我用所有这些东西为他们作一顿饭！“哇，阿妈，这顿饭太好吃了！”客人们会这么说。</text:p>
      <text:p text:style-name="P4">我的两个女儿住在别处，所以只有给若【儿媳】和我在家，对不对？【注：两个孙女和一个孙子也住在家里，他们还是孩子。】达石也不在家；总之，他们都在别处。有时他们会带客人回家！我会向儿媳解释：“给若啊，香香的那块，不能吃！”我们两个人在家里有丰富的食物，实际可以尽情享用。可是我们也不能贪吃：客人来了，如果我们没有好东西给他们吃，肯定会被人家笑话的！“他们那家是怎么回事？主妇好像不知道如何操持家务！”人们会这么说。我们就是这么看问题的。因此，尽管我们一年杀三头猪，但我们这些常年居住在家里的人，却吃不到最好的肉！我们通常吃的是煮熏肉。我们把猪腿上的肉留作储备，还有香肠、腊肉、火腿，总之，所有好的肉。每次有客人来，都会煮一块上好的肉。如果客人吃不完，家里人才能吃到。</text:p>
      <text:p text:style-name="P5">在过去，我的祖母常说：“如果你自己吃这些好东西，只有你的臀部能享受到！而如果你把它们献给客人，那么，你将会赢得大量的赞美；记忆将会长久而深远！”如果你贪心，你得到的只是臀部多了一层脂肪。而如果客人吃完，对美食的记忆就会被保留和放大。这就是传统（中国人说的“前时刻”）之声！</text:p>
      <text:p text:style-name="P5">一些来访的日本人（达石的同事和朋友）问我：“阿妈，我们在你家看到的这些肉是什么？”我向他们解释了肉是如何在壁炉上熏制和保存的。当我们开始为客人做饭时，我们会煮一整锅的肉，有香肠、一块火腿、一块腊腿；我们还会杀一只鸡，这样我们就能为二十多人提供一顿饭！我用谷物锅煮饭，不用电饭锅蒸米饭，而是用水煮的。如果使用电饭煲，对于客人来说，就没有用柴火煮饭那么香的味道了。所以我用谷物锅煮饭！客人们品尝后，吃得津津有味，赞不绝口。“好吃，真好吃！真的，太好吃了！” 临走前，达石还拍了一张合影作为纪念。照片洗出来后，他们寄给了我。</text:p>
      <text:p text:style-name="P6">真的，摩梭人懂得照顾人！有客人来了，摩梭人会给予最慷慨的款待。在过去，是长辈们教会了我们这一切。今天，轮到我把这些好传统传授给年轻一代了！如今，如果缺了什么，就去市场买回来自己吃。但我还是用老办法告诉我的儿媳妇给若：小部分凑合着吃，好的部分留着储存。</text:p>
      <text:p text:style-name="Standard">同样，如果家里有老人，他们可能会突然去世，如果在这个时候，你没有立即从储藏室里拿出东西来为来家里的人准备饭菜，这件事就会让你措手不及，就会有很多人议论纷纷。</text:p>
      <text:p text:style-name="Standard">最主要的是：过去，我们非常照顾老人、客人和孩子。杀鸡时，把鸡翅给老人。孩子们吃鸡腿！我们剩下的人，成年妇女（字面意思是 “孩子的母亲”）和成年男子（字面意思是 “孩子的父亲”），只吃一小块鸡肉，味道并不鲜美。基本上，我们只喝汤。孩子、老人和客人优先！以前确实是这样的。在我家，我们三个孩子（三兄妹）小的时候，家里有四位老人。我们三个不吃鸡肉，只吃鸡爪。我们只能吃小部分！孩子们和老人不像现在这样一起吃饭：我们分开吃。老人的盘子里放着一个鸡翅膀和一块鸡胸肉。孩子们吃的是鸡腿。还供应肉汤，每个人都有自己的碗。</text:p>
      <text:p text:style-name="Standard">客人和孩子们来了之后，先让他们到外面去玩，客人们先吃饭。老人和客人坐下后，再端上饭菜。他们吃完后，轮到孩子们。最后是我们，父母这一代（童年之后，老年之前）。饭菜这样分别供应：老人餐、儿童餐和成人餐。</text:p>
      <text:p text:style-name="P7">如今就不一样了，无论客人多少，我们都一起吃饭。</text:p>
      <text:p text:style-name="P7">过去，客人还有远近之分。前者被视为我们自己人；他们像家人一样，按年龄用餐。对于远道而来的客人，我们会准备特别的饭菜供应。我们尊重这些客人，充当最重要的人了。我们就是这样做的。</text:p>
      <text:p text:style-name="P8"><text:soft-page-break/>那么，我还能告诉你什么呢？曾经有一位从北京来的客人，他可真逗！据说他在丽江烤蝗虫！【阿妈试图听懂他生动的谈话内容，但由于缺乏共同语言，几乎听不懂；她好像记得他用手势告诉她，他曾经在丽江的市场上卖过烤蝗虫。】这个穿越大半个中国的人在一天傍晚来到我家。他在客人的尊贵位置站起来，唱了一首我儿子达石写的歌，他叫我 “阿妈”！【女主人被感动了，她对这位陌生人表示了最热情的欢迎，丝毫没有怀疑自己面对的其实是一个粗鲁的人。】他唱起了“我们的湖多么美，我们的母亲多么好”（这是演讲者儿子写的一首歌）。他还说，第二天他要去田里帮我们干活。我告诉他“不用麻烦了！在家里，我和给若没有任何任务可以交给您。但如果您想来这里住，我们欢迎您。”于是他说： “阿妈，那就这么说定了，我就去你那儿住！” 我说：“好！”他在我家住了第一晚，然后就走了： 我想他是去文泉村了。回来之前，他还去了泸沽湖边，带回了四条......不，五条这么大的鱼，是他在那里买的。他对我说 “阿妈，请煮一下！”我就给做了。那天，我家来了几个客人，都是村里的人。鱼煮好后，他一个人吃了又吃，直到把鱼吃完！那天在我家的村里人都嘲笑我。他们对我说：“你这位客人是从哪里来的？他把自己塞得满满的，吃得一干二净，我们一口也没尝到！要是在我们家，就不会这样了，我们会狠狠地骂他！”</text:p>
      <text:p text:style-name="P8">而你，当你住在我家的时候，你是这样说的：“呃，那给她！呃，这给他！”【阿妈模仿来访语言学家递给每人小块水果的手势，以及伴随着手势的摇摆不定的措辞，来访者用他蹩脚的摩梭话非常犹豫不决。】人们注意到了！“阿妈，你的客人，那个法国人，那个被你开玩笑称作“养子”，他似乎懂得做人！他吃东西，和其他人分享了！不像那天来你家的北京人，真是个奇怪的家伙，自己一个人吃。”他们就是这么说的！</text:p>
      <text:p text:style-name="P9">这些说你好话的人，都是以前来过我家的人，都是你在永宁时见过你的人，不是吗？你吃苹果的时候，你都在说“阿妈，给你”！若给，给你！独玛，给你！”，不就是这样吗？【女主人给调查者买了一大堆苹果，他吃得津津有味，还把苹果分给了大家。】你还给客人，苹果切成小片然后献上，对嘛。这给人留下了很好的印象。他们会说：“啊，这个人是个好人！他和我们一样！而另一个人，粗枝大叶，他是个什么样的人？”我们哈哈大笑地嘲笑他。</text:p>
      <text:p text:style-name="Standard">人们会互相议论！这就是我们常说的“一个人做了好事，就会传开；做了坏事，也会传开”。在过去，我们常说：“无论你做什么，人们都会谈论你，无论好坏”。这不仅仅是过去的传统：今天也是如此，关于每个人的新故事层出不穷，而有些故事却被遗忘了。【她深信，传统和轶事之间没有明确的界限：流传的轶事会成为口头传统的一部分。】我对过去的描述同样适用于今天！</text:p>
      <text:p text:style-name="Standard">因此，我们摩梭人无论自己的事情有多忙，即使我们有自己的烦恼，也会优先考虑长辈。他们永远是第一位的！我们也非常关心我们的孩子。当他们成年壮年时，他们尽了自己的努力。孩子们需要持续的照顾，这样他们才能在最好的条件下成长。而长辈们，老人们，他们在他们的时代付出了他们所能付出的一切，是他们把我们养大，现在他们老了，出于感恩，我们要照顾他们。这些良好习惯是家常便饭，这也促进了家庭之间的效仿：我们向你们学习，你们也向我们学习。当某家对长辈稍有疏忽时，我们就会把他们当作反面教材：“别学他们！这是什么样的家庭？他们的父母把他们拉扯大：这可不是一件小事！他们的余生值得尊敬和尊重。他们养育了你们；如果将来你们做了坏事，就等于伤害了自己的父母（不履行孝道，即让他们有理由为你们感到骄傲）。啊，你们这些孩子，不会有任何好处的！”【长辈们痛惜别人家的孩子不孝顺，并预言自己的孩子也会表现出同样的忘恩负义；这是一种说教手段，目的是让受说教的孩子们下定决心，不要效仿坏榜样，自己也要成为优良传统的合格继承人。】我们有责任善待老人！这就是老人们教导我们的，他们还指出了一些家庭中老人没有得到很好照顾的情况。</text:p>
      <text:p text:style-name="Standard">你要对你的交往对象负责，也要对你与他人接触时所养成的习惯负责；得明智地选择。如果家里没有得到很好的照顾（字面意思是：“如果家里既没有盐也没有茶”），如果我们忽视了保证家庭成员一定的舒适度，我们就会受到训斥！“孩子们，你们不能学他们！你们的母亲把你们养大，她付出了很多努力和牺牲！以后就轮到你们照顾别人了，你们要照顾老人！如果家里缺少什么，就自己动手，去把家里需要的东西找来，分给家里人！”这就是我们过去常说的话！</text:p>
      <text:p text:style-name="Standard">在年轻人中，有人熟悉村里的老人，知道他们在想什么，他就提醒其他人：“哦，我们要被骂了！真的，我们该为老人想想了！”总得有人指出不应该以这样那样的坏对象为榜样，而应该以这样那样的人为榜样。</text:p>
      <text:p text:style-name="Standard"><text:soft-page-break/>我们在旅途中也会把老人放在心上。我们会根据沿途的发现，确保为家里的老人带回一点小礼物。这份小小的礼物，这份表达对对方思念之情的心意，会让对方非常感激！收到礼物的人会说：“哦！她真是个好榜样！无论她去哪里，都不会空手而归！这才是一个慷慨的人！”</text:p>
      <text:p text:style-name="P10">让我举一个我们这一代人二十多岁时的例子。有一个叫达石次尔的人，是哲格家族人。当时，一大群人一起去干活。我们在挖一条水沟，修建一个灌溉网。我们要挖一个小水渠网。晚上，我们在工地附近宿营，不回村子。一天晚上，达石次尔舅舅牙疼。他痛苦地呻吟着，发出“哎哟！哎哟！”的声音。离他几步之遥的年轻人在唱歌、演奏。于是我对他们说“你们在那里干什么？哲格大叔今晚受尽折磨！你们能不能不喧哗呢？”第二天早上醒来，他感觉好多了。“拉它米小姐”，他说……他没有叫我的名字 “打史拉么”，是吗，那个爷爷？“拉它米小姐”，他说，“你是别人的好榜样，你知道吗？你做了一件好事！昨晚，我以为牙疼会把我逼疯！他们吵得我睡不着觉。因为你训诫了他们，我才得以入睡，牙疼也稍微缓解了一些。你是个非常乖巧的人！拉它米家奶奶，还有你母亲拉它米甲次，教会了你很多道理。非常感谢你！”第二天半夜，他对我说：“拉它米小姐，请给我一些水喝，我真的不舒服！”事情是这样的，当我们出去工作时，我们就在外面露宿。没有房子，没有舒适的地方睡觉！我们只能把几件衣服卷成一团，当做床垫。于是我烧了一碗水给他喝。我半夜起来给它喝水。天亮后……那时还没有甜食，对吧，没有白糖，只有红糖，切成小块，和糌粑混在一起吃！于是，那天一大早，我还给他泡了茶。我在茶里放了一块红糖。当我把茶给他时，他说：“非常感谢你这碗茶，这碗甜茶，让我受益匪浅！我感觉好多了！太谢谢你了。你真是个好人！”白天，老人批评了所有那邦贪吃的年轻人！我又做饭了，我却一口也吃不上！我把饭菜端上，年轻人们却厚着脸皮任我摆布，还要求多吃一点，全然不顾我还没吃饭。所有这些年轻人都坐成一排。我们在分配食物时，会确保食物的公平分配。我们设法做到精确无误，就像用天平称量每个人的份量一样！每人一勺米饭！米饭分好后，我负责盛汤。我还没开始吃，他们已经端起碗来要了！那位叔叔注意到了，对他们大发雷霆。“嘿，你们这些人的眼里只有汤锅：只有你们垂涎的食物！你们看不到还没吃饭的人，因为你们的注意力都集中在锅里了！”于是我说：“叔叔，别担心我！我还有饭呢！”我就是这么说的。</text:p>
      <text:p text:style-name="Standard">我参加了社区工作，做饭、泡茶，忙得很。当我有剩余时间时，我喜欢和老人在一起，照顾他们。所以，在过去，人们喜欢我！和那位老人的小插曲就讲到这里吧。</text:p>
      <text:p text:style-name="Standard">还有什么呢？好了，现在我要谈谈永宁一些家族的事情。我们有四个家族，包括者波、Exo和拉玛【加上演讲人的家族：拉它米】。这四家人一起砍木板盖房子。以前，我们需要很多木板！我们经常进山砍伐木材。砍下这么大的树干，我们就把它切成木板！这里砍两棵，那里砍两棵……然后我们做成木板，从原木上一块接一块地拉出来。为了完成这项大工程，四个家庭互相帮助，大家一起动手。我们称之为“切木板”。</text:p>
      <text:p text:style-name="Standard">木板切好后，要堆放起来。我们按照厚度把它们叠成方形，不是吗？木板美观与否并不重要！我们把木板分成几堆，没有按质量分类。然后，我们按照以下方法进行分配：每家分到木板堆的一边。你们家分到了一堆木板中的一边，另一家分到了另一边的木板，以此类推。一边是我们的！者波一家得一边！拉玛家族一边，一面为Exo家族！</text:p>
      <text:p text:style-name="P11">可能会有三百块之多！【说话人强调，切割木板的工作量相当大，产量也很高。】甚至可能有四百块木板！木板堆得很高！然后，我们会把木板放在那里一个月：青木要晾一个月。然后各家各户准备把它们运回家！马匹被用来运送货物。人们被雇来把木板背到马匹等着的地方。建筑用的木板是这样得到的！【这一切都说明，从山上取木板是一项相当艰巨的任务，而且是一项集体工作。】</text:p>
      <text:p text:style-name="P11">我们早上五点起床，晚上我们熬夜继续干活！在厨房里，我们把谷物煮熟，然后揉成面团：我们每人做这么大一块面团，装在自己的袋子里。肉煮熟后切成大块，再切成小块，一人一块。到达目的地后，就开始分肉：每人一块。我们还煮一壶茶。我们还带酒。完事了，回家还会杀一只鸡来庆祝。在山上待了很久，大家都累坏了。在返回的路上，我们不时遇到大雪。当我们上山时，开始下雪，雪下了一场又一场。雪会直接滑到腿上！</text:p>
      <text:p text:style-name="Standard">【现在弄清了一些事情的来龙去脉，就来说说具体事件。】我们这里说的哲格达石次尔，他家当时很穷。他们没有能力买酒。而我的祖母，一个月能酿两坛子酒，真的！我们小心翼翼地把酒储备起来。正如我所解释的，不能没有酒，以防有客人来！即使家里有酒，也不会急着去喝。但是，去山上取木板的时候，显然是需要带酒的。我们会说：“我们要去拿木板！”然后我们就把酒发酵了。在一个月前，我们会说：“我们得上山去找些木板，所以得酿一壶酒！”</text:p>
      <text:p text:style-name="Standard"><text:soft-page-break/>因此，我说的那次，我们家背了两瓶酒到准备木板的地方。我们家招了三个年轻人一起去。加上我们家的两个人，一共有五个年轻人代表拉它米家族参加了这次远征。哲格达石家有两个年轻人，还有这位老人，以及三个女人。总之，算上女男所有人，去取木板的队伍一共有二十人！</text:p>
      <text:p text:style-name="Standard">我来说重点：就在宿营地吃饭的时候，老爷爷觉得不舒服。他又冷又发抖。他在发抖，发抖，发抖！当时还下着雪！于是我拿出了两瓶酒。他们家没人带酒！只有我们一家带了酒！为了给他倒酒，我没有用杯子，而是用茶碗。我在每个碗里都倒了一滴酒。我给老人家（直译：‘外叔公’）倒了一滴。他说：“嗯！咿呀好了！非常感谢你，小姑娘！这是你第二次救我的命了！你做了很多了不起的事情！今天要不是你给我喝酒，我就冻死了”，他说。这位外曾叔父吧，也许他真的有生命危险。至少他是这么说的，觉得差点儿死了！人们似乎对这段往事记忆犹新。</text:p>
      <text:p text:style-name="Standard">这个人当时非常贫穷。他的孩子还很小。他的妻子吧，也就是孩子们的母亲，算不上是特别聪明。而这位老人，确实是个了不起的人！通过辛勤劳动，他掌握了一技之长。他老了，当然也累了。当他好起来重新开始工作时，他说：“真的，你们得学学拉它米小姐！她家的习惯很好！” 事实上，我确实照顾过老人。我照顾老人，也照顾孩子。我从来没有欺负过别人。这就是我们去打木板和挖运河的故事。那位老人真的很糟糕！我很体贴，他也非常感激。在他生命的最后时刻，在他快要去世的时候，我去看望了他。我们村里就是这样做的，不是吗？【说话者用这个特殊的例子来解释摩梭社会的一个常规：当一位老人生病，并且似乎快要走到生命的尽头时，每个人都会去看望她。】当老人生病时，每个人都会说：“哎哟，哎哟，哎哟！这位老人不可能挺过来了！所以我们要去看望他！”村里的每家每户都会去看望他，一家接着一家。有的带了鸡，有的带了糖果！所以，当我们去看望那位老人时，嗯……我得解释一下，到那时候人家叫我“打史拉么”。那位老人对我说：“打史拉么！你知道吗，我一辈子都没忘记你的体贴！我临死时，你两次为我做的好事，我都记在心里。我自己的儿子和女儿都没有这么体贴过！你做了一些了不起的事情，你知道吗！”他是这么说的！于是我回答说：“叔叔，别这么说！年轻人照顾老人是天经地义的！是老人照顾了年轻人，是老人让年轻人成长！你就应该这么看。”他回答道：“哦，不！村里有很多年轻人都不照顾老人！你跟你奶奶学得很好，你知道吗。”他说：“你们家的原则很好。”以前，我们会给孩子良好的教育。“你必须照顾好孩子！出门在外，要照顾好老人”：祖母经常这样教育我们！我接着说：“哇！但我不值得这么多赞美。尤其是今天我没拿什么好礼物给您的。【礼貌用语：实际上，来访者并非空手而来。】大舅父，您生病，我的家人就派我来探望您的，我不值得任何赞美！”我还记得：那天我带了一只鸡，还有一块红糖。先生去世了，一代人也过去了。他的孩子们都过得很好，当我时不时见到他们时，他们经常和我谈起那段往事！“我父亲经常提起你，打史拉么阿姨！他说你以前很会照顾别人！我们每天去劳动时都会谈论这件事！听说你以前很会照顾老人，是吗？”我回答道：“我们当然知道如何照顾老人！而你们，你们没有急着去看望老人，对吧！”</text:p>
      <text:p text:style-name="Standard">这一切都可以归结为一个简单的问题，即我们是否照顾他人！就这问题。这些故事至今仍在流传，孩子们听完后会说：“基本上，真的，这才是真正的朋友！”</text:p>
      <text:p text:style-name="P12">（通过DeepL.com（免费版）从英语整理文自动翻译，然后由米可和赵筱筠编辑。米可<text:span text:style-name="T1">对最终文本承担全部责任。</text:span>）</text:p>
      <text:p text:style-name="P12"/>
      <text:h text:style-name="Heading_20_1" text:outline-level="1">Revu par Juliette: </text:h>
      <text:p text:style-name="P15">我要讲的是摩梭人以前是什么样子的，但归根结底，这些道理同样适用于今天。所有时代都是一样的，不是吗？当我们谈论摩梭人的美好的传统时，究竟美好在哪里？</text:p>
      <text:p text:style-name="Text_20_body"/>
      <text:p text:style-name="P14">一个核心要素是我们知道如何照顾老人。第二个关键要素是对客人的重视。</text:p>
      <text:p text:style-name="P16"><text:span text:style-name="T3">就算我们自己食物不多，甚至不够吃，我们也一定记得可能可能会有客人来，我们就会留出一些招待他们的好食物，常备不时之需。有时，一块肉可以保存整整三年，通常是存两年。</text:span><text:span text:style-name="T2">(</text:span><text:span text:style-name="T3">注：在凉爽、干燥、阳光充足的气候条件下，干肉可以保存得很好。肉是饮食的重要组成部分，尤其是节日期间。）“可</text:span><text:soft-page-break/><text:span text:style-name="T3">能会有客人来！”我们经常说，“说不定哪天就会有客人来呢”。年轻人不会碰最好的食物，他们会把好东西留给老人、孩子和客人。如果来了三四位客人，家里必须备着酒、猪肉和鸡肉。</text:span></text:p>
      <text:p text:style-name="Text_20_body"/>
      <text:p text:style-name="P14">如今，情况完全不同了。如果家里没有生活用品，也不必担心。我们是这样想的：“有什么好担心的？随时都可以去市场上买需要的一切！”但老人还是有他们的老习惯。他们的观点是：总有一天会有客人来访，因此，不会把一块上好的肉当作普通食物来随便吃掉。摩梭人会把上好肉片保存起来，预备招待客人。在过去，不可能像今天一样（随时）在商店里买东西，是吧？事实上，全家人的食物都存放在家里。即使今天，虽然可以在市场上买到任何想要的东西，但我们仍然认为自己地里里种的东西比市场上买的要好。所以我们仍然像过去一样在家里储存食物。有客人来的时候，我们会给他们做一桌子丰盛的菜肴，而不是把从市场上买来的食物（直接）端给他们！</text:p>
      <text:p text:style-name="Text_20_body"/>
      <text:p text:style-name="P14">在老家，当我住在永宁时，达石（讲述者长子的名字）的朋友经常来访，所以我有来自世界各地的客人。有的从台湾来，有的从日本来，有的从上海、昆明、北京来！我儿子达石会给我打电话：“阿妈！今天有客人来！要准备饭菜了！”好吧，我囤积了香肠、干猪腿、干猪蹄和腊肉。我会用所有这些东西为他们做顿饭！“哇，阿妈，这顿饭太好吃了！”客人们会这么说。</text:p>
      <text:p text:style-name="Text_20_body"/>
      <text:p text:style-name="P14">我两个女儿住在别处，所以只有给若【儿媳】和我在家，对不对？【注：两个孙女和一个孙子也住在家里，他们还是孩子。】达石也不在家；总之，他们都在别处。有时他们会带客人回家！我会向儿媳解释：“给若啊，好吃的那块，咱们不能吃！”我们两个人在家里存着丰富的食物，实际上可以尽情享用。可是我们也不能贪吃：客人来了，如果我们没有好东西给他们吃，肯定会被人家笑话的！“他们那家是怎么回事？主妇好像不知道如何操持家务！”人们会这么说。我们就是这么看问题的。因此，尽管我们一年杀三头猪，但我们这些常年居住在家里的人，却吃不到最好的肉！我们通常自己吃的是煮熏肉。而把猪腿上的肉制成香肠、腊肉、火腿保存起来，总之，存下所有的好肉。每次有客人来，都可以煮一块上好的肉。只有客人吃不完剩下的时候，自家人才能吃上这样的好肉。</text:p>
      <text:p text:style-name="Text_20_body"/>
      <text:p text:style-name="P14">以前我祖母常说：“如果你自己吃这些好东西，只有你的屁股能享受到！而如果你把它们献给客人，那么，你将会赢得大量的赞美；记忆将会长久而深远！”如果你贪心，你得到的只是屁股上多的一层脂肪。而如果被客人享用，美食的记忆就会被存留和放大。</text:p>
      <text:p text:style-name="Text_20_body"/>
      <text:p text:style-name="P14">一些来访的日本人（达石的同事和朋友）问我：“阿妈，我们在你家看到的这些肉是什么？”我向他们解释了肉是如何在壁炉上熏制和保存的。当我们开始为客人备饭时，会煮一整锅的肉，有香肠、一块火腿、一块腊腿；还会杀一只鸡，这样能为二十多人提供一顿饭！我用铁锅煮饭，不用电饭煲。如果用电饭煲，客人就品尝不到用柴火煮饭那么香的味道了。所以我用铁锅煮饭！客人们都吃得津津有味，赞不绝口。“好吃，真好吃！真的，太好吃了！”（ 那次）日本客人临走前，达石还拍了一张合影作为纪念。照片洗出来后，他们寄给了我。</text:p>
      <text:p text:style-name="Text_20_body"/>
      <text:p text:style-name="P14"><text:soft-page-break/>真的，摩梭人很懂得照顾别人！有客人来，摩梭人会给予最慷慨的款待。在过去，是长辈们教会了我们这一切。今天，轮到我把这些好传统传授给年轻一代了！如今，如果缺了什么，就去市场买回来自己吃。但我还是用老办法告诉我的儿媳妇给若：“一小部分凑合着吃，最好的部分留着储存。”</text:p>
      <text:p text:style-name="P14">同样，如果家里有老人突然去世，这个时候，你没有立即从储藏室里拿出东西，为来到家里的人准备饭菜，如果这件事让你措手不及的话，会惹来很多议论。</text:p>
      <text:p text:style-name="Text_20_body"/>
      <text:p text:style-name="P14">最主要的是：过去，我们非常照顾老人、客人和孩子。杀鸡时，把鸡翅给老人。孩子们吃鸡腿！我们其他的人，成年妇女（字面意思是 “孩子的母亲”）和成年男子（字面意思是 “孩子的父亲”），只吃一小块鸡肉，味道并不鲜美。基本上，我们只喝汤。孩子、老人和客人优先！以前确实是这样的。在我家，我们三个兄妹年青的时候，家里有四位老人。我们三个不吃鸡肉，只吃鸡爪。我们只能吃小部分。年青人和老人不像现在这样一起吃饭：我们分开吃。老人的盘子里放着一个鸡翅膀和一块鸡胸肉。孩子们吃的是鸡腿。还供应肉汤，每个人都有自己的碗。</text:p>
      <text:p text:style-name="Text_20_body"/>
      <text:p text:style-name="P14">客人和孩子们来了之后，先让他们到外面去玩，客人们先吃饭。老人和客人坐下后，再端上饭菜。他们吃完后，轮到孩子们。最后是我们，我父母这一代的时候，饭菜是这样分别供应的：老人餐、儿童餐和成人餐。如今不一样了，无论客人来了多少，我们都一起吃饭。</text:p>
      <text:p text:style-name="Text_20_body"/>
      <text:p text:style-name="P14">以前，客人还有远近亲疏之分。很亲近的客人被视为我们自己人；他们像家人一样，按年龄用餐。而对于远道而来的客人，我们会准备特别的饭菜供应。我们尊重这些客人，他们算得上最重要的人。我们的规矩就是这样的。</text:p>
      <text:p text:style-name="Text_20_body"/>
      <text:p text:style-name="P14">那我还能告诉你其他什么呢？曾经有一位从北京来的客人，他可真有意思，据说他在丽江烤蝗虫！【阿妈试图听懂他生动的谈话内容，但由于缺乏共同语言，几乎听不懂；她好像记得他用手势告诉她，他曾经在丽江的市场上卖过烤蝗虫。】</text:p>
      <text:p text:style-name="P14">这个穿越大半个中国的人在一天傍晚来到我家。他在客人的尊贵位置上站起来，唱了一首我儿子达石写的歌，他叫我 “阿妈”！【女主人被感动了，她对这位陌生人表示了最热情的欢迎，丝毫没有怀疑自己面对的其实是一个粗鲁的人。】他唱起了“我们的湖多么美，我们的母亲多么好”（这是演讲者儿子写的一首歌）。他还说，第二天他要去田里帮我们干活。我告诉他“不用麻烦了！在家里，我和给若没有任何任务可以交给您。但如果您想来这里住，我们欢迎您。”于是他说： “阿妈，那就这么说定了，我就去你那儿住！” 我说：“好！”他在我家住了第一晚，然后就走了： 我想他是去文泉村了。</text:p>
      <text:p text:style-name="P16"><text:span text:style-name="T3">回来之前，他还去了泸沽湖边，带回了四条</text:span><text:span text:style-name="T2">......</text:span><text:span text:style-name="T3">不，五条这么大的鱼，是他在那里买的。他对我说 “阿妈，请煮一下！”我就给做了。那天，我家来了几个客人，都是村里的人。鱼煮好后，他一个人吃了又吃，直到把鱼吃完！那天在我家的村里人都嘲笑我。他们对我说：“你这位客人是从哪里来的？他把自己塞得满满的，吃得一干二净，我们一口也没尝到！要是在我们家，就不会这样了，我们会狠狠地骂他！”</text:span></text:p>
      <text:p text:style-name="Text_20_body"><text:soft-page-break/></text:p>
      <text:p text:style-name="P14">而你，当你住在我家的时候，你是这样说的：“呃，那块儿给她！呃，这块儿给他！”【阿妈模仿来访语言学家递给每人小块水果的手势】其他人也都注意到了！“阿妈，你家的客人，那个法国人，那个被你开玩笑称作“干儿子”的，他似乎挺懂得做人！他吃东西的时候和其他人分享，不像那天来你家的人，真是个奇怪的家伙，自己一个人吃独食。”他们就是这么说的！”</text:p>
      <text:p text:style-name="Text_20_body"/>
      <text:p text:style-name="P14">这些说你好话的人，都是以前来过我家的人，都是你在永宁时见过你的人，不是吗？你吃苹果的时候，都在说“阿妈，给你”！给若，给你！独玛，给你！”，不就是这样吗？【女主人给调查者买了一大堆苹果，他吃得津津有味，也把苹果分给了大家。】你还给客人，苹果切成小片然后献上，对嘛。这就给别人留下了很好的印象。他们会说：“啊，这个人是个好人！他和我们一样！而另外那个人，粗枝大叶，什么人啊？”我们在背后大声地地嘲笑他。</text:p>
      <text:p text:style-name="Text_20_body"/>
      <text:p text:style-name="P14">人们会互相议论！这就是我们常说的“好事传千里，坏事也会传千里”。过去，我们常说：“不管你做什么，人们都会谈论你，无论好坏”。这不仅仅是过去的传统：今天也是如此，关于每个人的新八卦层出不穷，有些八卦变成传说。也有些所谓的口传文化里面的故事渐渐地被遗忘了。有些有些被遗忘了。以前的事儿也适用于今天！</text:p>
      <text:p text:style-name="Text_20_body"/>
      <text:p text:style-name="P14">因此，我们摩梭人无论自己的事情有多忙，即使我们有自己的烦恼，也会优先考虑长辈。他们永远是第一位的！我们也非常关心孩子们，当他们长成青壮年以后，就需要自己努力了。而在他们成长过程中，我们需要给予持续的照顾，确保他们在最好的环境中成长。至于长辈们，他们在自己年轻时已经为家庭付出了一切，如今他们老了，出于感恩之心，我们必须照顾他们。</text:p>
      <text:p text:style-name="Text_20_body"/>
      <text:p text:style-name="P14">这些良好习惯是家常便饭，这也促进了各个家庭之间的效仿：我们向你们学习，你们也向我们学习。当某家对长辈稍有疏忽时，我们就会把他们当作反面教材：“别学他们！这是什么样的家庭？他们的父母把他们拉扯大：这可不是一件小事！他们的余生值得尊敬和尊重。父母养育了你们；如果将来你们做了坏事，就等于伤害了自己的父母。啊，你们这些（不孝）孩子，不会有好报的！”我们有责任善待老人！这就是长辈们教导我们的，他们也会指出一些家庭中老人未得到应有照顾的情况，提醒我们引以为戒。</text:p>
      <text:p text:style-name="Text_20_body"/>
      <text:p text:style-name="P14">你不仅要对与你交往的对象负责，还要对在与他人接触中养成的习惯负责；得做出明智的选择。如果在家里没有得到很好的照顾（即“家里既没有盐也没有茶”），如果我们忽视了家庭成员的舒适度，就会受到责备！我们常说：“孩子们，别学他们的样子！你们的母亲你们养大，她付出了许多辛苦，牺牲了许多，以后轮到你们去照顾别人了，特别是要照顾老人！如果家里缺少什么，就自己动手去获取家庭所需，然后分给家人！”这是我们过去常教导的话。</text:p>
      <text:p text:style-name="Text_20_body"/>
      <text:p text:style-name="P14"><text:soft-page-break/>在年轻人中，有些人特别了解村里的老人，知道他们的需求和想法，他们就会提醒其他人：“哦，我们该被批评了！真的，我们得为老人多考虑！”总得有人指出，应该以那些好的榜样为楷模，而不是学那些不好的例子。</text:p>
      <text:p text:style-name="Text_20_body"/>
      <text:p text:style-name="P14">在旅途中，我们也会时刻想着家里的老人。我们会根据沿途看到的东西，带回一点小礼物。这份小小的礼物，这份表达思念的心意，往往能让对方感激不已。收到礼物的人会说：“哦！她真是个好榜样！无论她走到哪里，都不会空手回来！这才是一个慷慨的人！”</text:p>
      <text:p text:style-name="Text_20_body"/>
      <text:p text:style-name="P14">让我分享一个我们这一代人二十多岁时的故事。有一个叫达石次尔的人，是哲格家族的人。当时，我们一大群人一起去干活，挖一条水沟，修建一个灌溉系统。我们需要挖一个小型水渠网。晚上，我们不回村子，就在工地附近宿营。</text:p>
      <text:p text:style-name="Text_20_body"/>
      <text:p text:style-name="P14">有一天晚上，达石次尔的舅舅牙疼得厉害。他痛苦地呻吟着，发出“哎哟！哎哟！”的声音。而离他几步远的年轻人却在唱歌、演奏。于是我对他们说：“你们在干什么呢？哲格大叔今晚痛得要命！能不能不吵闹？”第二天早上，达石次尔的舅舅感觉好多了。他对我说：“拉它米小姐，他说……他没有直接叫我的名字 “打史拉么”，那个爷爷居然这么尊敬地称呼我，“拉它米小姐”，他说，你真是个好榜样！昨晚我以为牙疼会把我逼疯，他们吵得我睡不着觉。幸好你训斥了他们，我才得以入睡，牙疼也缓解了一些。你真是个乖巧的人！拉它米家奶奶，还有你母亲拉它米甲次，教会了你很多道理。非常感谢你！”</text:p>
      <text:p text:style-name="Text_20_body"/>
      <text:p text:style-name="P14">到了第二天半夜，他又对我说：“拉它米小姐，请给我一些水喝，我真的不舒服！”那时候我们出去工作，只能在外面露宿，没有房子，也没有舒适的地方睡觉！我们只能把几件衣服卷成一团当床垫。我于是烧了一碗水给他喝，半夜起来照顾他。</text:p>
      <text:p text:style-name="Text_20_body"/>
      <text:p text:style-name="P14">天亮后，那时还没有甜食，也没有白糖，只有红糖，切成小块，和糌粑混在一起吃。所以那天一大早，我还给他泡了一碗茶，在茶里放了一块红糖。当我把茶递给他时，他说：“非常感谢你这碗甜茶，真的让我感觉好多了！你真是个好人！”</text:p>
      <text:p text:style-name="Text_20_body"/>
      <text:p text:style-name="P14">白天，那位老人批评了所有贪吃的年轻人。那天我又做了饭，但自己却一口也没吃上！我把饭菜端上后，年轻人们厚着脸皮还要求多吃一点，完全不顾我还没吃饭。所有这些年轻人都坐成一排，我们在分配食物时会尽量做到公平，就像用天平称量每个人的份量一样！每人一勺米饭！米饭分好后，我负责盛汤，还没开始吃，他们就已经端起碗来要了！</text:p>
      <text:p text:style-name="Text_20_body"/>
      <text:p text:style-name="P14">那位叔叔看见了，对他们大发雷霆：“嘿，你们这些人眼里只有汤锅！你们只盯着食物，却看不到还有人没吃饭！”我于是说：“叔叔，别担心我！我还有饭呢！”</text:p>
      <text:p text:style-name="Text_20_body"><text:soft-page-break/></text:p>
      <text:p text:style-name="P14">我参加了社区工作，做饭、泡茶，忙得很。即便如此，当我有空闲时，我还是喜欢和老人在一起，照顾他们。所以在过去，人们很喜欢我。这个和老人的小插曲就讲到这里吧。</text:p>
      <text:p text:style-name="P14"/>
      <text:p text:style-name="P14">那么，还有什么要说的吗？好了，现在我来谈谈永宁的一些家族的事情。我们有四个家族，包括者波家族、<text:span text:style-name="T2">Exo</text:span>家族、拉玛家族和我的家族——拉它米家族。这四个家族常常一起砍木头建房子。以前，我们需要大量的木头，所以经常进山砍伐树木。砍下像这样粗大的树干，再将它们锯成木板。这里砍两棵，那里砍两棵……然后一块接一块地把木板从原木上锯下来。为了完成这项浩大的工程，四个家族互相帮助，齐心协力地工作。我们称这个过程为“锯木板”。</text:p>
      <text:p text:style-name="Text_20_body"/>
      <text:p text:style-name="P16"><text:span text:style-name="T3">木板切好后需要堆放起来。我们会按照厚度将木板叠成方形，是吧，至于木板是否美观，那并不重要。我们没有按质量分类，而是把木板分成几堆，然后进行分配：每家都分到木板堆的一部分。比如，你们家分到了一堆木板的一侧，另一家分到了另一侧，依此类推。每家各得一边：者波家族得一边，拉玛家族得一边，</text:span><text:span text:style-name="T2">Exo</text:span><text:span text:style-name="T3">家族得一边，而另一边是我们的！</text:span></text:p>
      <text:p text:style-name="Text_20_body"/>
      <text:p text:style-name="P14">这些木板可能多达三百块，甚至可能有四百块！木板堆得很高。然后我们会把这些木板放置一个月，青木需要晾干一个月。之后，各家各户就准备把木板运回家了。我们用马匹运送这些木板，并雇人把木板背到马匹等候的地方。建筑用的木材就是这样得来的！【这一切都说明，从山上取木板是一项相当艰巨的任务，而且是一项集体的工作。】我们每天早上五点就起床，晚上还熬夜继续干活！</text:p>
      <text:p text:style-name="Text_20_body"/>
      <text:p text:style-name="P14">在厨房里，我们会先把谷物煮熟，然后揉成面团。每个人都会做一块这么大的面团，然后装在自己的袋子里。肉煮熟后，我们会把它切成大块，再分成小块，每人一块。到达目的地后，我们开始分肉：每人分到一块肉。我们还会煮一壶茶，并带上酒。等事情做完了，回家时还会宰一只鸡来庆祝。在山上待了很久，大家都累坏了。返程时，我们时不时会遇到大雪。有时刚上山，雪就开始下了，一场接着一场，雪甚至会直接滑到腿上。</text:p>
      <text:p text:style-name="Text_20_body"/>
      <text:p text:style-name="P14">【现在我们已经了解了一些事情的背景，接下来谈谈具体的事件。】我要说的是哲格达石次尔，当时他家很穷，连酒都买不起。而我的祖母，一个月能酿两坛子酒，真的！我们会小心翼翼地把酒储存起来。正如我之前解释的，没有酒可不行，以防客人来访！即使家里有酒，我们也不会急着喝。不过，当我们上山取木板时，显然是需要带酒的。我们会说：“我们要去拿木板了！”于是就开始发酵酒。大约一个月前，我们会说：“我们得上山去取木板了，所以得酿一壶酒！”</text:p>
      <text:p text:style-name="Text_20_body"/>
      <text:p text:style-name="P14">在那次取木板的过程中，我们家带了两瓶酒到准备木板的地方。我们家还叫了三个年轻人一起去。加上我们家自己的两个人，一共五个年轻人代表拉它米家族参加了这次远征。哲格达石家有两个年轻人，加上我要说的这位老人和三个女人。总之，去取木板的队伍一共有男女二十人。</text:p>
      <text:p text:style-name="Text_20_body"/>
      <text:p text:style-name="Text_20_body"><text:soft-page-break/></text:p>
      <text:p text:style-name="P14">我来讲重点：就在宿营地吃饭时，老爷爷觉得不舒服。他又冷又发抖，他在发抖，发抖，发抖！当时还下着雪！于是，我拿出了两瓶酒。他们家没人带酒，只有我们家带了！为了给他倒酒，我没有用杯子，而是用茶碗。每个碗里我都倒了一滴酒。我也给这位老人（直译：‘外叔公’）倒了一滴。他喝了后说：“嗯！咿呀，好了！非常感谢你，小姑娘！这是你第二次救了我的命！你做了很多了不起的事情！今天要不是你给我喝酒，我就冻死了。” 他说。可能他真的处在生命危险中，至少他是这么说的，觉得自己差点儿死了。大家似乎都对这段往事记忆犹新。</text:p>
      <text:p text:style-name="Text_20_body"/>
      <text:p text:style-name="P14">这位老人当时非常贫穷，孩子们还很小。他的妻子，也就是孩子们的母亲，不算特别聪明。而这位老人，确实是个了不起的人！通过辛勤劳动，他掌握了一技之长。虽然年纪大了，他老了，当然也累了，当他好起来，重新开始工作时，他说：“真的，你们得学学拉它米小姐！她家的习惯很好！” 事实上，我确实照顾过老人。我不仅照顾老人，也照顾孩子，从未欺负过任何人。这就是我们去打木板和挖运河的故事。</text:p>
      <text:p text:style-name="Text_20_body"/>
      <text:p text:style-name="P14">那位老人当时状况真的很差！我对他非常体贴，他也非常感激。在他生命的最后时刻，当他快要去世时，我去看望了他。我们村里就是这样做的，不是吗？【说话者用这个特殊的例子来解释摩梭社会的一个传统：当一位老人生病，生命似乎走到尽头时，村里的人都会去看望他。】当老人病重时，每个人都会说：“哎哟，这位老人恐怕熬不过去了！我们得去看望他！”于是村里每家每户都会前去探望，有的带了鸡，有的带了糖果。</text:p>
      <text:p text:style-name="Text_20_body"/>
      <text:p text:style-name="P14">当我们去看望那位老人时，我需要解释一下，那时大家都叫我“打史拉么”。那位老人对我说：“打史拉么，你知道吗？我一辈子都没有忘记你的体贴！临死前，你两次为我做的好事，我一直记在心里。我自己的儿子和女儿都没有这么照顾过我！你做了许多了不起的事情，你知道吗！”他这样说道。我回答说：“叔叔，别这么说！年轻人照顾老人是天经地义的！是老人照顾了年轻人，让他们成长！您就该这样看待这件事。”他回答说：“哦，不！村里有很多年轻人都不照顾老人！你从你奶奶那里学得很好，你知道吗？”他还说：“你们家的家风真好。” 以前，我们会给孩子良好的教育。“你必须照顾好孩子！出门在外，要照顾好老人”：这是祖母经常教导我们的！</text:p>
      <text:p text:style-name="Text_20_body"/>
      <text:p text:style-name="P14">我接着说：“哇，但我不值得这么多赞美。尤其是今天我没带什么好礼物给您。”【礼貌用语：实际上，来访者并非空手而来。】我继续说：“大舅父，您生病了，我的家人派我来探望您，我不值得这些赞美！”我还记得那天我带了一只鸡和一块红糖。后来，老人去世了，一代人也随之离去。他的孩子们现在生活得很好，每当我偶尔见到他们时，他们常常提起那段往事！“我父亲经常提到您，打史拉么阿姨！他说您以前特别会照顾别人！我们每天干活时都会谈论这件事！听说您以前非常会照顾老人，是吗？”我回答道：“我们当然知道如何照顾老人！而你们，似乎没有急着去看望老人，对吧？”</text:p>
      <text:p text:style-name="Text_20_body"/>
      <text:p text:style-name="P14"><text:soft-page-break/>这一切归根结底都可以简化为一个简单的问题：我们是否照顾他人！就是这个问题。这些故事至今仍在流传，孩子们听完后会说：“真的，这才是真正的朋友！”</text:p>
      <text:p text:style-name="P14"/>
      <text:p text:style-name="P13"/>
      <text:p text:style-name="P13">（通过DeepL.com（免费版）从英语整理文自动翻译，然后由米可和赵筱筠编辑。米可<text:span text:style-name="T1">对最终文本承担全部责任。</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ICTFontTextStyleBody" svg:font-family="UICTFontTextStyleBod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5T17:21:33.093178352</meta:creation-date>
    <dc:date>2024-08-31T08:56:54.987724087</dc:date>
    <meta:editing-duration>PT7H17M26S</meta:editing-duration>
    <meta:editing-cycles>31</meta:editing-cycles>
    <meta:generator>LibreOffice/7.3.7.2$Linux_X86_64 LibreOffice_project/30$Build-2</meta:generator>
    <meta:document-statistic meta:table-count="0" meta:image-count="0" meta:object-count="0" meta:page-count="17" meta:paragraph-count="111" meta:word-count="20025" meta:character-count="42337" meta:non-whitespace-character-count="37153"/>
  </office:meta>
</office:document-meta>
</file>